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fo:min-height="4.05cm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0.2cm" svg:x="7.2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13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3cm" svg:y1="18.8cm" svg:x2="9.8cm" svg:y2="18.8cm">
          <text:p/>
        </draw:line>
        <draw:line draw:style-name="gr2" draw:text-style-name="P2" draw:layer="layout" svg:x1="9.7cm" svg:y1="18.8cm" svg:x2="13.8cm" svg:y2="9.2cm">
          <text:p/>
        </draw:line>
        <draw:line draw:style-name="gr2" draw:text-style-name="P2" draw:layer="layout" svg:x1="13.6cm" svg:y1="9.3cm" svg:x2="4.5cm" svg:y2="18.8cm">
          <text:p/>
        </draw:line>
        <draw:line draw:style-name="gr2" draw:text-style-name="P2" draw:layer="layout" svg:x1="4.6cm" svg:y1="18.8cm" svg:x2="7.1cm" svg:y2="18.8cm">
          <text:p/>
        </draw:line>
        <draw:frame draw:style-name="gr3" draw:text-style-name="P3" draw:layer="layout" svg:width="1.9cm" svg:height="0.962cm" svg:x="6.9cm" svg:y="13.2cm">
          <draw:text-box>
            <text:p>dSr</text:p>
          </draw:text-box>
        </draw:frame>
        <draw:frame draw:style-name="gr4" draw:text-style-name="P3" draw:layer="layout" svg:width="2cm" svg:height="1.2cm" svg:x="11.8cm" svg:y="14.6cm">
          <draw:text-box>
            <text:p>dSf</text:p>
          </draw:text-box>
        </draw:frame>
        <draw:frame draw:style-name="gr5" draw:text-style-name="P3" draw:layer="layout" svg:width="1.653cm" svg:height="0.962cm" svg:x="4.9cm" svg:y="19.2cm">
          <draw:text-box>
            <text:p>dWr</text:p>
          </draw:text-box>
        </draw:frame>
        <draw:frame draw:style-name="gr6" draw:text-style-name="P3" draw:layer="layout" svg:width="1.653cm" svg:height="0.962cm" svg:x="7.547cm" svg:y="19.138cm">
          <draw:text-box>
            <text:p>dWf</text:p>
          </draw:text-box>
        </draw:frame>
        <draw:frame draw:style-name="gr7" draw:text-style-name="P3" draw:layer="layout" svg:width="12.7cm" svg:height="7.361cm" svg:x="2.5cm" svg:y="1.6cm">
          <draw:text-box>
            <text:p>dSf = tF/2 * <text:s/>vS</text:p>
            <text:p>dSr = tR/2 * vS</text:p>
            <text:p>dWr = tR/2 * vWr</text:p>
            <text:p>dWf = tF/2 * vWf</text:p>
            <text:p>pS = transmitter/receiver</text:p>
            <text:p>pE = reflection/echo off upper plate of structure</text:p>
            <text:p>r = pe.x – pS.x </text:p>
            <text:p>h = pe.y – pS.y</text:p>
            <text:p/>
          </draw:text-box>
        </draw:frame>
        <draw:frame draw:style-name="gr8" draw:text-style-name="P3" draw:layer="layout" svg:width="1.3cm" svg:height="1.4cm" svg:x="13.4cm" svg:y="7.7cm">
          <draw:text-box>
            <text:p>pE</text:p>
          </draw:text-box>
        </draw:frame>
        <draw:frame draw:style-name="gr9" draw:text-style-name="P3" draw:layer="layout" svg:width="1.5cm" svg:height="1.673cm" svg:x="6.8cm" svg:y="17.5cm">
          <draw:text-box>
            <text:p>p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6T14:28:54.256137113</meta:creation-date>
    <dc:date>2021-04-16T14:50:29.403150992</dc:date>
    <meta:editing-duration>PT21M31S</meta:editing-duration>
    <meta:editing-cycles>9</meta:editing-cycles>
    <meta:generator>LibreOffice/6.2.8.2$Linux_X86_64 LibreOffice_project/20$Build-2</meta:generator>
    <meta:document-statistic meta:object-count="13"/>
  </office:meta>
</office:document-meta>
</file>